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2000000386272E6A1.png" manifest:media-type="image/png"/>
  <manifest:file-entry manifest:full-path="Pictures/10000000000000C7000000FE8E5739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4cm, 0.953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53cm, 0.953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solid" draw:fill-color="#66ff66" fo:min-height="0.5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66ff" fo:min-height="0.55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fo:min-height="0.384cm" fo:min-width="0.174cm" loext:decorative="false"/>
    </style:style>
    <style:style style:name="gr9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402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0.902cm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3.506cm" fo:min-width="1.756cm" loext:decorative="false"/>
    </style:style>
    <style:style style:name="gr1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style:font-name="Consolas" fo:font-size="12pt" style:font-size-asian="12pt" style:font-size-complex="12pt"/>
    </style:style>
    <style:style style:name="P3" style:family="paragraph">
      <loext:graphic-properties draw:fill="solid" draw:fill-color="#66ff66"/>
      <style:text-properties fo:font-size="14pt" style:font-size-asian="14pt" style:font-size-complex="14pt"/>
    </style:style>
    <style:style style:name="P4" style:family="paragraph">
      <loext:graphic-properties draw:fill="solid" draw:fill-color="#ff66ff"/>
      <style:text-properties fo:font-size="14pt" style:font-size-asian="14pt" style:font-size-complex="14pt"/>
    </style:style>
    <style:style style:name="P5" style:family="paragraph">
      <loext:graphic-properties draw:fill="solid" draw:fill-color="#ff950e"/>
      <style:text-properties fo:font-size="12pt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Consolas" fo:font-size="12pt" style:font-size-asian="12pt" style:font-size-complex="12pt"/>
    </style:style>
    <style:style style:name="P9" style:family="paragraph">
      <loext:graphic-properties draw:fill-color="#ffffff"/>
    </style:style>
    <style:style style:name="T1" style:family="text">
      <style:text-properties style:font-name="Consolas" fo:font-size="12pt" fo:background-color="transparent" style:font-size-asian="12pt" style:font-size-complex="12pt"/>
    </style:style>
    <style:style style:name="T2" style:family="text">
      <style:text-properties style:font-name="Consolas" fo:font-size="12pt" style:font-size-asian="12pt" style:font-size-complex="12pt"/>
    </style:style>
    <style:style style:name="T3" style:family="text">
      <style:text-properties style:font-name="Consolas" fo:font-size="12pt" fo:background-color="#ff66cc" style:font-size-asian="12pt" style:font-size-complex="12pt"/>
    </style:style>
    <style:style style:name="T4" style:family="text">
      <style:text-properties style:font-name="Consolas" fo:font-size="12pt" fo:background-color="#ff66ff" style:font-size-asian="12pt" style:font-size-complex="12pt"/>
    </style:style>
    <style:style style:name="T5" style:family="text">
      <style:text-properties style:font-name="Consolas" fo:font-size="12pt" fo:background-color="#66ff99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2b2b2" loext:opacity="10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#66ff99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#ff66cc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#ff66f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183cm" svg:height="1.5cm" draw:transform="rotate (1.09955742875643) translate (13.959cm 16.419cm)">
          <draw:image xlink:href="Pictures/10000000000000C7000000FE8E57394B.png" xlink:type="simple" xlink:show="embed" xlink:actuate="onLoad" draw:mime-type="image/png">
            <text:p/>
          </draw:image>
        </draw:frame>
        <draw:frame draw:style-name="gr2" draw:text-style-name="P2" draw:layer="layout" svg:width="12.857cm" svg:height="1.674cm" svg:x="6.59cm" svg:y="5.174cm">
          <draw:text-box>
            <text:p><text:span text:style-name="T1">5’-gaaaagcgtttacctcggaactctattgta</text:span><text:span text:style-name="T2">gaacccctat...</text:span></text:p>
            <text:p><text:span text:style-name="T1">3’-</text:span><text:span text:style-name="T3">cttttcgcaaatggagccttgagataaca</text:span><text:span text:style-name="T4">t</text:span><text:span text:style-name="T2">cttggggata...</text:span></text:p>
          </draw:text-box>
        </draw:frame>
        <draw:frame draw:style-name="gr2" draw:text-style-name="P2" draw:layer="layout" svg:width="15.188cm" svg:height="1.674cm" svg:x="2.859cm" svg:y="3.4cm">
          <draw:text-box>
            <text:p><text:span text:style-name="T2">...gcaatgagacaagaac</text:span><text:span text:style-name="T5">gaaaagcgtttacctcggaactctattgta</text:span><text:span text:style-name="T1">-3’</text:span></text:p>
            <text:p><text:span text:style-name="T2">...cgttactctgttcttgcttttcgcaaatggagccttgagataacat-5’</text:span></text:p>
          </draw:text-box>
        </draw:frame>
        <draw:frame draw:style-name="gr2" draw:text-style-name="P2" draw:layer="layout" svg:width="12.857cm" svg:height="1.674cm" svg:x="7.002cm" svg:y="11.274cm">
          <draw:text-box>
            <text:p><text:span text:style-name="T1"><text:s text:c="30"/></text:span><text:span text:style-name="T2">gaacccctat...</text:span></text:p>
            <text:p><text:span text:style-name="T3">cttttcgcaaatggagccttgagataaca</text:span><text:span text:style-name="T4">t</text:span><text:span text:style-name="T2">cttggggata...</text:span></text:p>
          </draw:text-box>
        </draw:frame>
        <draw:frame draw:style-name="gr2" draw:text-style-name="P2" draw:layer="layout" svg:width="15.188cm" svg:height="1.674cm" svg:x="2.671cm" svg:y="9.6cm">
          <draw:text-box>
            <text:p><text:span text:style-name="T2">...gcaatgagacaagaac</text:span><text:span text:style-name="T5">gaaaagcgtttacctcggaactctattgta</text:span></text:p>
            <text:p><text:span text:style-name="T2">...cgttactctgttcttg </text:span></text:p>
          </draw:text-box>
        </draw:frame>
        <draw:frame draw:style-name="gr3" draw:text-style-name="P1" draw:layer="layout" svg:width="1cm" svg:height="1.12cm" svg:x="13.359cm" svg:y="10.6cm">
          <draw:image xlink:href="Pictures/1000000100000032000000386272E6A1.png" xlink:type="simple" xlink:show="embed" xlink:actuate="onLoad" draw:mime-type="image/png">
            <text:p/>
          </draw:image>
        </draw:frame>
        <draw:frame draw:style-name="gr4" draw:text-style-name="P1" draw:layer="layout" svg:width="1.121cm" svg:height="1.5cm" svg:x="0.565cm" svg:y="13cm">
          <draw:image xlink:href="Pictures/10000000000000C7000000FE8E57394B.png" xlink:type="simple" xlink:show="embed" xlink:actuate="onLoad" draw:mime-type="image/png">
            <text:p/>
          </draw:image>
        </draw:frame>
        <draw:frame draw:name="Text Frame 3" draw:style-name="gr5" draw:text-style-name="P3" draw:layer="layout" svg:width="1.859cm" svg:height="0.806cm" svg:x="1.5cm" svg:y="3.594cm">
          <draw:text-box>
            <text:p><text:span text:style-name="T6">∆crp</text:span></text:p>
          </draw:text-box>
        </draw:frame>
        <draw:frame draw:name="Text Frame 4" draw:style-name="gr6" draw:text-style-name="P4" draw:layer="layout" svg:width="2.267cm" svg:height="0.806cm" svg:x="17.4cm" svg:y="5.3cm">
          <draw:text-box>
            <text:p><text:span text:style-name="T6">AmpR</text:span></text:p>
          </draw:text-box>
        </draw:frame>
        <draw:frame draw:style-name="gr7" draw:text-style-name="P1" draw:layer="layout" svg:width="1cm" svg:height="1.12cm" svg:x="7.359cm" svg:y="10.1cm">
          <draw:image xlink:href="Pictures/1000000100000032000000386272E6A1.png" xlink:type="simple" xlink:show="embed" xlink:actuate="onLoad" draw:mime-type="image/png">
            <text:p/>
          </draw:image>
        </draw:frame>
        <draw:custom-shape draw:name="Shape 1" draw:style-name="gr8" draw:text-style-name="P5" draw:layer="layout" svg:width="1.442cm" svg:height="0.852cm" svg:x="9.917cm" svg:y="7.801cm">
          <text:p/>
          <draw:enhanced-geometry svg:viewBox="0 0 21600 21600" draw:text-areas="?f0 0 ?f2 ?f5" draw:type="down-arrow" draw:modifiers="9728.92561983471 5756.47921760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name="Shape 2" draw:style-name="gr8" draw:text-style-name="P5" draw:layer="layout" svg:width="1.442cm" svg:height="0.852cm" svg:x="9.917cm" svg:y="13.601cm">
          <text:p/>
          <draw:enhanced-geometry svg:viewBox="0 0 21600 21600" draw:text-areas="?f0 0 ?f2 ?f5" draw:type="down-arrow" draw:modifiers="9728.92561983471 5756.47921760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9" draw:text-style-name="P6" draw:layer="layout" svg:width="2.297cm" svg:height="1.673cm" svg:x="0.374cm" svg:y="7.827cm">
          <draw:text-box>
            <text:p><text:span text:style-name="T7">5´ to 3´ exonuclease</text:span></text:p>
          </draw:text-box>
        </draw:frame>
        <draw:frame draw:style-name="gr10" draw:text-style-name="P6" draw:layer="layout" svg:width="2.714cm" svg:height="0.726cm" svg:x="0.286cm" svg:y="14.774cm">
          <draw:text-box>
            <text:p><text:span text:style-name="T7">DNA ligase </text:span></text:p>
          </draw:text-box>
        </draw:frame>
        <draw:frame draw:style-name="gr1" draw:text-style-name="P1" draw:layer="layout" svg:width="1.183cm" svg:height="1.5cm" draw:transform="rotate (-2.15652882376419) translate (7.846cm 17.653cm)">
          <draw:image xlink:href="Pictures/10000000000000C7000000FE8E57394B.png" xlink:type="simple" xlink:show="embed" xlink:actuate="onLoad" draw:mime-type="image/png">
            <text:p/>
          </draw:image>
        </draw:frame>
        <draw:frame draw:style-name="gr11" draw:text-style-name="P2" draw:layer="layout" svg:width="16.188cm" svg:height="2.652cm" svg:x="2.771cm" svg:y="16.201cm">
          <draw:text-box>
            <text:p><text:span text:style-name="T2">...gcaatgagacaagaac</text:span><text:span text:style-name="T5">gaaaagcgtttacctcggaactctattgta</text:span></text:p>
            <text:p text:style-name="P7"><text:span text:style-name="T8">...cgttactctgttcttg</text:span><text:span text:style-name="T9">||||||||||||||||||||||||||||||</text:span><text:span text:style-name="T2">gaacccctat...</text:span></text:p>
            <text:p text:style-name="P7"><text:span text:style-name="T10"><text:s text:c="19"/></text:span><text:span text:style-name="T3">cttttcgcaaatggagccttgagataaca</text:span><text:span text:style-name="T4">t</text:span><text:span text:style-name="T2">cttggggata...</text:span></text:p>
          </draw:text-box>
        </draw:frame>
        <draw:frame draw:style-name="gr12" draw:text-style-name="P8" draw:layer="layout" svg:width="16.188cm" svg:height="1.152cm" svg:x="2.771cm" svg:y="20.997cm">
          <draw:text-box>
            <text:p text:style-name="P7"><text:span text:style-name="T8">...gc</text:span><text:span text:style-name="T8">aatga</text:span><text:span text:style-name="T8">gacaa</text:span><text:span text:style-name="T8">gaac</text:span><text:span text:style-name="T11">g</text:span><text:span text:style-name="T11">aaaag</text:span><text:span text:style-name="T11">cgttt</text:span><text:span text:style-name="T11">acctc</text:span><text:span text:style-name="T11">ggaac</text:span><text:span text:style-name="T11">tctat</text:span><text:span text:style-name="T11">tgta</text:span><text:span text:style-name="T1">g</text:span><text:span text:style-name="T1">aaccc</text:span><text:span text:style-name="T1">ctat.</text:span><text:span text:style-name="T1">..</text:span></text:p>
            <text:p text:style-name="P7"><text:span text:style-name="T8">...cg</text:span><text:span text:style-name="T8">ttact</text:span><text:span text:style-name="T8">ctgtt</text:span><text:span text:style-name="T8">cttg</text:span><text:span text:style-name="T12">c</text:span><text:span text:style-name="T12">ttttc</text:span><text:span text:style-name="T12">gcaaa</text:span><text:span text:style-name="T12">tggag</text:span><text:span text:style-name="T12">ccttg</text:span><text:span text:style-name="T12">agata</text:span><text:span text:style-name="T12">aca</text:span><text:span text:style-name="T13">t</text:span><text:span text:style-name="T2">c</text:span><text:span text:style-name="T2">ttggg</text:span><text:span text:style-name="T2">gata.</text:span><text:span text:style-name="T2">..</text:span></text:p>
          </draw:text-box>
        </draw:frame>
        <draw:frame draw:name="Text Frame 1" draw:style-name="gr5" draw:text-style-name="P3" draw:layer="layout" svg:width="1.859cm" svg:height="0.806cm" svg:x="1.141cm" svg:y="21.2cm">
          <draw:text-box>
            <text:p><text:span text:style-name="T6">∆crp</text:span></text:p>
          </draw:text-box>
        </draw:frame>
        <draw:frame draw:name="Text Frame 2" draw:style-name="gr6" draw:text-style-name="P4" draw:layer="layout" svg:width="2.267cm" svg:height="0.806cm" svg:x="17.5cm" svg:y="21.2cm">
          <draw:text-box>
            <text:p><text:span text:style-name="T6">AmpR</text:span></text:p>
          </draw:text-box>
        </draw:frame>
        <draw:custom-shape draw:name="Shape 3" draw:style-name="gr8" draw:text-style-name="P5" draw:layer="layout" svg:width="1.442cm" svg:height="0.852cm" svg:x="10cm" svg:y="19.148cm">
          <text:p/>
          <draw:enhanced-geometry svg:viewBox="0 0 21600 21600" draw:text-areas="?f0 0 ?f2 ?f5" draw:type="down-arrow" draw:modifiers="9728.92561983471 5756.47921760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7" draw:text-style-name="P1" draw:layer="layout" svg:width="1cm" svg:height="1.12cm" svg:x="0.671cm" svg:y="6.38cm">
          <draw:image xlink:href="Pictures/1000000100000032000000386272E6A1.png" xlink:type="simple" xlink:show="embed" xlink:actuate="onLoad" draw:mime-type="image/png">
            <text:p/>
          </draw:image>
        </draw:frame>
        <draw:custom-shape draw:style-name="gr13" draw:text-style-name="P1" draw:layer="layout" svg:width="2.5cm" svg:height="4cm" svg:x="0.17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" draw:layer="layout" svg:width="2.5cm" svg:height="4cm" svg:x="0.171cm" svg:y="12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eviewer Reviewer</meta:initial-creator>
    <meta:creation-date>2025-03-24T07:42:44.644872668</meta:creation-date>
    <dc:date>2025-06-25T11:51:31.114478075</dc:date>
    <dc:creator>Reviewer Reviewer</dc:creator>
    <meta:editing-duration>PT15M25S</meta:editing-duration>
    <meta:editing-cycles>4</meta:editing-cycles>
    <meta:generator>LibreOffice/25.2.4.3$Linux_X86_64 LibreOffice_project/520$Build-3</meta:generator>
    <meta:print-date>2025-03-28T17:44:30.278872810</meta:print-date>
    <meta:printed-by>PDF files: Reviewer Reviewer</meta:printed-by>
    <meta:document-statistic meta:object-count="46"/>
  </office:meta>
</office:document-meta>
</file>